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onospace"/>
    <style:font-face style:name="Open Sans" svg:font-family="'Open Sans',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91e1e" style:font-name="Open Sans" fo:font-size="12pt" fo:letter-spacing="normal" fo:font-style="normal" fo:font-weight="normal"/>
    </style:style>
    <style:style style:name="P2" style:family="paragraph" style:parent-style-name="Preformatted_20_Text">
      <style:paragraph-properties fo:margin-left="0cm" fo:margin-right="0cm" fo:margin-top="0cm" fo:margin-bottom="0.499cm" loext:contextual-spacing="false" fo:orphans="2" fo:widows="2" fo:text-indent="0cm" style:auto-text-indent="false" fo:padding="0.265cm" fo:border="0.06pt solid #e1e1e8"/>
      <style:text-properties fo:font-variant="normal" fo:text-transform="none" fo:color="#191e1e" style:font-name="Monaco" fo:font-size="11.25pt" fo:letter-spacing="normal" fo:font-style="normal" fo:font-weight="normal"/>
    </style:style>
    <style:style style:name="P3" style:family="paragraph" style:parent-style-name="Text_20_body">
      <style:paragraph-properties fo:margin-left="0cm" fo:margin-right="0cm" fo:margin-top="0.132cm" fo:margin-bottom="0.397cm" loext:contextual-spacing="false" fo:orphans="2" fo:widows="2" fo:text-indent="0cm" style:auto-text-indent="false" fo:padding="0cm" fo:border="none"/>
      <style:text-properties fo:font-variant="normal" fo:text-transform="none" fo:color="#222635" style:font-name="Cambria" fo:font-size="14.25pt" fo:letter-spacing="normal" fo:font-style="normal" fo:font-weight="normal"/>
    </style:style>
    <style:style style:name="P4" style:family="paragraph" style:parent-style-name="Text_20_body">
      <style:paragraph-properties fo:margin-left="0cm" fo:margin-right="0cm" fo:margin-top="0.132cm" fo:margin-bottom="0.397cm" loext:contextual-spacing="false" fo:orphans="2" fo:widows="2" fo:text-indent="0cm" style:auto-text-indent="false" fo:padding="0cm" fo:border="none"/>
    </style:style>
    <style:style style:name="P5" style:family="paragraph" style:parent-style-name="Preformatted_20_Text">
      <loext:graphic-properties draw:fill="none" draw:fill-color="#ffffff"/>
      <style:paragraph-properties fo:margin-left="0.767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style:font-name="monospace" fo:font-size="9.75pt" fo:letter-spacing="normal" fo:font-style="normal" fo:font-weight="normal" fo:background-color="#ffffff" loext:padding="0cm" loext:border="none"/>
    </style:style>
    <style:style style:name="P6" style:family="paragraph" style:parent-style-name="Preformatted_20_Text">
      <loext:graphic-properties draw:fill="none" draw:fill-color="#ffffff"/>
      <style:paragraph-properties fo:margin-left="0.767cm" fo:margin-right="0cm" fo:margin-top="0cm" fo:margin-bottom="0cm" loext:contextual-spacing="false" fo:orphans="2" fo:widows="2" fo:text-indent="0cm" style:auto-text-indent="false" fo:background-color="transparent" fo:padding-left="0.106cm" fo:padding-right="0.106cm" fo:padding-top="0.049cm" fo:padding-bottom="0.049cm" fo:border="0.06pt solid #cccccc"/>
      <style:text-properties fo:font-variant="normal" fo:text-transform="none" fo:color="#000000" fo:letter-spacing="normal" fo:background-color="#ffffff" loext:padding="0cm" loext:border="none"/>
    </style:style>
    <style:style style:name="P7" style:family="paragraph" style:parent-style-name="Heading_20_2">
      <style:text-properties fo:font-variant="normal" fo:text-transform="none" fo:color="#222635" style:font-name="Helvetica Neue" fo:font-size="22.5pt" fo:letter-spacing="normal" fo:font-style="normal" fo:font-weight="bold"/>
    </style:style>
    <style:style style:name="P8" style:family="paragraph" style:parent-style-name="Heading_20_2">
      <style:paragraph-properties fo:margin-left="0cm" fo:margin-right="0cm" fo:margin-top="0.529cm" fo:margin-bottom="0.132cm" loext:contextual-spacing="false" fo:line-height="120%" fo:orphans="2" fo:widows="2" fo:text-indent="0cm" style:auto-text-indent="false"/>
    </style:style>
    <style:style style:name="T1" style:family="text">
      <style:text-properties fo:font-variant="normal" fo:text-transform="none" fo:color="#222635" style:font-name="Cambria" fo:font-size="14.25pt" fo:letter-spacing="normal" fo:font-style="normal" fo:font-weight="normal"/>
    </style:style>
    <style:style style:name="T2" style:family="text">
      <style:text-properties fo:font-variant="normal" fo:text-transform="none" fo:color="#222635" style:font-name="Cambria" fo:font-size="14.25pt" fo:letter-spacing="normal" fo:font-style="normal" fo:font-weight="bold"/>
    </style:style>
    <style:style style:name="T3" style:family="text">
      <style:text-properties fo:font-variant="normal" fo:text-transform="none" fo:color="#222635" fo:letter-spacing="normal"/>
    </style:style>
    <style:style style:name="T4" style:family="text">
      <style:text-properties fo:font-variant="normal" fo:text-transform="none" fo:color="#222635" style:font-name="Helvetica Neue" fo:font-size="22.5pt" fo:letter-spacing="normal" fo:font-style="normal" fo:font-weight="bold"/>
    </style:style>
    <style:style style:name="T5" style:family="text">
      <style:text-properties fo:font-variant="normal" fo:text-transform="none" fo:color="#222635" style:font-name="Menlo" fo:font-size="11.25pt" fo:letter-spacing="normal" fo:font-style="normal" fo:font-weight="normal" loext:padding="0cm" loext:border="none"/>
    </style:style>
    <style:style style:name="T6" style:family="text">
      <style:text-properties fo:font-variant="normal" fo:text-transform="none" fo:color="#c7254e" style:font-name="Menlo" fo:font-size="12.75pt" fo:letter-spacing="normal" fo:font-style="normal" fo:font-weight="normal" fo:background-color="#f9f2f4" loext:char-shading-value="0" loext:padding="0cm" loext:border="none"/>
    </style:style>
    <style:style style:name="T7" style:family="text">
      <style:text-properties fo:font-variant="normal" fo:text-transform="none" fo:color="#29a8ff" style:text-line-through-style="none" style:text-line-through-type="none" style:font-name="Cambria" fo:font-size="14.25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29a8ff" style:text-line-through-style="none" style:text-line-through-type="none" style:font-name="Cambria" fo:font-size="14.25pt" fo:letter-spacing="normal" fo:font-style="normal" style:text-underline-style="none" fo:font-weight="normal" style:text-blinking="false" fo:background-color="#ffffff" loext:char-shading-value="0"/>
    </style:style>
    <style:style style:name="T9" style:family="text">
      <style:text-properties fo:color="#0000cc"/>
    </style:style>
    <style:style style:name="T10" style:family="text">
      <style:text-properties fo:color="#0000cc" style:font-name="monospace" fo:font-size="9.75pt" fo:font-style="normal" fo:font-weight="normal"/>
    </style:style>
    <style:style style:name="T11" style:family="text">
      <style:text-properties fo:color="#116644"/>
    </style:style>
    <style:style style:name="T12" style:family="text">
      <style:text-properties fo:color="#aa1111"/>
    </style:style>
    <style:style style:name="T13" style:family="text">
      <style:text-properties style:font-name="monospace" fo:font-size="9.75pt" fo:font-style="normal" fo:font-weight="normal"/>
    </style:style>
    <style:style style:name="T14" style:family="text">
      <style:text-properties fo:color="#3300aa"/>
    </style:style>
    <style:style style:name="T15" style:family="text">
      <style:text-properties fo:color="#3300aa" style:font-name="monospace" fo:font-size="9.75pt" fo:font-style="normal" fo:font-weight="normal"/>
    </style:style>
    <style:style style:name="T16" style:family="text">
      <style:text-properties fo:color="#0000ff"/>
    </style:style>
    <style:style style:name="T17" style:family="text">
      <style:text-properties fo:color="#aa5500"/>
    </style:style>
    <style:style style:name="T18" style:family="text">
      <style:text-properties fo:color="#770088"/>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none" fo:border-right="0.06pt solid #dddddd" fo:border-top="none" fo:border-bottom="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Rahmen3" text:anchor-type="page" text:anchor-page-number="1" svg:x="0cm" svg:y="0cm" svg:width="0.794cm" draw:z-index="2">
        <draw:text-box fo:min-height="0.688cm">
          <text:p text:style-name="Text_20_body"/>
        </draw:text-box>
      </draw:frame>
      <draw:frame draw:style-name="fr2" draw:name="Rahmen8" text:anchor-type="page" text:anchor-page-number="1" svg:x="0cm" svg:y="0cm" svg:width="0.794cm" draw:z-index="7">
        <draw:text-box fo:min-height="1.191cm">
          <text:p text:style-name="Text_20_body"/>
        </draw:text-box>
      </draw:frame>
      <draw:frame draw:style-name="fr2" draw:name="Rahmen13" text:anchor-type="page" text:anchor-page-number="1" svg:x="0cm" svg:y="0cm" svg:width="0.794cm" draw:z-index="12">
        <draw:text-box fo:min-height="1.191cm">
          <text:p text:style-name="Text_20_body"/>
        </draw:text-box>
      </draw:frame>
      <draw:frame draw:style-name="fr2" draw:name="Rahmen16" text:anchor-type="page" text:anchor-page-number="1" svg:x="0cm" svg:y="0cm" svg:width="0.794cm" draw:z-index="15">
        <draw:text-box fo:min-height="0.688cm">
          <text:p text:style-name="Text_20_body"/>
        </draw:text-box>
      </draw:frame>
      <draw:frame draw:style-name="fr2" draw:name="Rahmen19" text:anchor-type="page" text:anchor-page-number="1" svg:x="0cm" svg:y="0cm" svg:width="0.794cm" draw:z-index="18">
        <draw:text-box fo:min-height="0.688cm">
          <text:p text:style-name="Text_20_body"/>
        </draw:text-box>
      </draw:frame>
      <draw:frame draw:style-name="fr2" draw:name="Rahmen22" text:anchor-type="page" text:anchor-page-number="1" svg:x="0cm" svg:y="0cm" svg:width="0.794cm" draw:z-index="21">
        <draw:text-box fo:min-height="0.688cm">
          <text:p text:style-name="Text_20_body"/>
        </draw:text-box>
      </draw:frame>
      <draw:frame draw:style-name="fr2" draw:name="Rahmen37" text:anchor-type="page" text:anchor-page-number="1" svg:x="0cm" svg:y="0cm" svg:width="0.794cm" draw:z-index="36">
        <draw:text-box fo:min-height="3.625cm">
          <text:p text:style-name="Text_20_body"/>
        </draw:text-box>
      </draw:frame>
      <draw:frame draw:style-name="fr2" draw:name="Rahmen48" text:anchor-type="page" text:anchor-page-number="1" svg:x="0cm" svg:y="0cm" svg:width="0.794cm" draw:z-index="47">
        <draw:text-box fo:min-height="2.646cm">
          <text:p text:style-name="Text_20_body"/>
        </draw:text-box>
      </draw:frame>
      <draw:frame draw:style-name="fr2" draw:name="Rahmen51" text:anchor-type="page" text:anchor-page-number="1" svg:x="0cm" svg:y="0cm" svg:width="0.794cm" draw:z-index="50">
        <draw:text-box fo:min-height="0.688cm">
          <text:p text:style-name="Text_20_body"/>
        </draw:text-box>
      </draw:frame>
      <draw:frame draw:style-name="fr2" draw:name="Rahmen54" text:anchor-type="page" text:anchor-page-number="1" svg:x="0cm" svg:y="0cm" svg:width="0.794cm" draw:z-index="53">
        <draw:text-box fo:min-height="0.688cm">
          <text:p text:style-name="Text_20_body"/>
        </draw:text-box>
      </draw:frame>
      <text:p text:style-name="P2">$ docker run -e "JAVA_TOOL_OPTIONS=-agentlib:jdwp=transport=dt_socket,address=5005,server=y,suspend=n" -p 8080:8080 -p 5005:5005 -t springio/gs-spring-boot-docker</text:p>
      <text:p text:style-name="P2">sudo <text:s/>docker run -e JPDA_ADDRESS=8000 -e "JAVA_TOOL_OPTIONS=-agentlib:jdwp=transport=dt_socket,address=8000,server=y,suspend=n" -p 8080:8080 -p 8000:8000 -t springio/gs-spring-boot-docker</text:p>
      <text:p text:style-name="P1"/>
      <text:h text:style-name="P7" text:outline-level="2">After Docker Desktop Install and Login</text:h>
      <text:p text:style-name="P3">Now, we can open the terminal to check some Docker commands.</text:p>
      <text:p text:style-name="P4"><text:span text:style-name="T3"> </text:span><text:span text:style-name="Source_20_Text"><text:span text:style-name="T6">docker --version</text:span></text:span><text:bookmark text:name="_tmp_pre_1"/><text:span text:style-name="T1"> command should return the Docker version. In my case, this command returns </text:span></text:p>
      <text:p text:style-name="P4"><text:span text:style-name="Emphasis"><text:span text:style-name="T1">Docker version 19.03.2, build 6a30dfc</text:span></text:span></text:p>
      <text:p text:style-name="P4"><text:span text:style-name="T3"> </text:span><text:span text:style-name="Source_20_Text"><text:span text:style-name="T6">docker info</text:span></text:span><text:bookmark text:name="_tmp_pre_3"/><text:span text:style-name="T1"> command should return detailed information of the installed Docker machine of the host machine. Initially, you have zero images and containers.</text:span></text:p>
      <text:p text:style-name="P4"><text:span text:style-name="T3"> </text:span><text:span text:style-name="Source_20_Text"><text:span text:style-name="T6">docker pull hello-world</text:span></text:span><text:bookmark text:name="_tmp_pre_4"/><text:span text:style-name="T1"> This command should pull a hello-world image from the Docker registry. Now again, if we run the Docker info command, we can see that the image count is 1. But the container count is still zero.</text:span></text:p>
      <text:p text:style-name="P4"><text:span text:style-name="T3"> </text:span><text:span text:style-name="Source_20_Text"><text:span text:style-name="T6">docker run hello-world</text:span></text:span><text:bookmark text:name="_tmp_pre_5"/><text:span text:style-name="T1"> This command should create an instance of the hello-world image. It will return a long message: </text:span></text:p>
      <text:p text:style-name="P4"><text:span text:style-name="Strong_20_Emphasis"><text:span text:style-name="Emphasis"><text:span text:style-name="T2">Hello from Docker!</text:span></text:span></text:span></text:p>
      <text:p text:style-name="P4"><text:span text:style-name="Strong_20_Emphasis"><text:span text:style-name="Emphasis"><text:span text:style-name="T2">This message shows that your installation appears to be working correctly.</text:span></text:span></text:span></text:p>
      <text:p text:style-name="P3"><text:bookmark text:name="_tmp_pre_51"/>If we run the Docker info command, we can see that the image count is 1 and the container count is also one. So the Docker installation is complete.</text:p>
      <text:h text:style-name="P8" text:outline-level="2"><text:soft-page-break/><text:span text:style-name="Strong_20_Emphasis"><text:span text:style-name="T4">Setup MySQL</text:span></text:span></text:h>
      <text:p text:style-name="P4"><text:span text:style-name="T1">Now we will create and run an image of the MySQL database. From our terminal, we will run the below command. Here, </text:span><text:span text:style-name="Source_20_Text"><text:span text:style-name="T6">-d</text:span></text:span><text:bookmark text:name="_tmp_pre_11"/><text:span text:style-name="T1"> in this command indicates that the Docker command will run in detached mode.</text:span></text:p>
      <text:p text:style-name="P5"><draw:frame draw:style-name="fr1" draw:name="Rahmen1" text:anchor-type="char" svg:x="-0.767cm" svg:width="0.767cm" draw:z-index="0"><draw:text-box fo:min-height="0.041cm"><text:p text:style-name="Text_20_body"><draw:frame draw:style-name="fr1" draw:name="Rahmen2" text:anchor-type="char" svg:x="0cm" svg:width="0.529cm" draw:z-index="1"><draw:text-box fo:min-height="0.041cm"><text:p text:style-name="Text_20_body"/></draw:text-box></draw:frame></text:p></draw:text-box></draw:frame>docker run <text:span text:style-name="T9">-d</text:span> <text:span text:style-name="T9">-p</text:span> <text:span text:style-name="T11">6033</text:span>:3306 <text:span text:style-name="T9">--name</text:span>=docker-mysql <text:span text:style-name="T9">--env</text:span>=<text:span text:style-name="T12">"MYSQL_ROOT_PASSWORD=root"</text:span> <text:span text:style-name="T9">--env</text:span>=<text:span text:style-name="T12">"MYSQL_PASSWORD=root"</text:span> <text:span text:style-name="T9">--env</text:span>=<text:span text:style-name="T12">"MYSQL_DATABASE=book_manager"</text:span> mysql</text:p>
      <text:p text:style-name="P3">Hopefully, the MySQL image is pulled and running as a container. To check this, we can run</text:p>
      <text:p text:style-name="P4"><text:span text:style-name="T3"> </text:span><text:span text:style-name="Source_20_Text"><text:span text:style-name="T6">docker image ls</text:span></text:span><text:span text:style-name="T1"> and </text:span><text:span text:style-name="Source_20_Text"><text:span text:style-name="T6">docker container ls</text:span></text:span><text:span text:style-name="T1"> commands. In my case, the responses of these commands are:</text:span></text:p>
      <text:p text:style-name="P5"><draw:frame draw:style-name="fr1" draw:name="Rahmen4" text:anchor-type="char" svg:x="-0.767cm" svg:width="0.767cm" draw:z-index="3"><draw:text-box fo:min-height="0.041cm"><text:p text:style-name="Text_20_body"><draw:frame draw:style-name="fr1" draw:name="Rahmen5" text:anchor-type="char" svg:x="0cm" svg:width="0.529cm" draw:z-index="4"><draw:text-box fo:min-height="0.041cm"><text:p text:style-name="Text_20_body"/></draw:text-box></draw:frame></text:p></draw:text-box></draw:frame>mysql latest b8fd9553f1f0 3 days ago 445MB </text:p>
      <text:p text:style-name="P5"><draw:frame draw:style-name="fr1" draw:name="Rahmen6" text:anchor-type="char" svg:x="-0.767cm" svg:width="0.767cm" draw:z-index="5"><draw:text-box fo:min-height="0.041cm"><text:p text:style-name="Text_20_body"><draw:frame draw:style-name="fr1" draw:name="Rahmen7" text:anchor-type="char" svg:x="0cm" svg:width="0.529cm" draw:z-index="6"><draw:text-box fo:min-height="0.041cm"><text:p text:style-name="Text_20_body"/></draw:text-box></draw:frame></text:p></draw:text-box></draw:frame>hello-world latest fce289e99eb9 8 months ago 1.84kB</text:p>
      <text:p text:style-name="P5"><draw:frame draw:style-name="fr1" draw:name="Rahmen9" text:anchor-type="char" svg:x="-0.767cm" svg:width="0.767cm" draw:z-index="8"><draw:text-box fo:min-height="0.041cm"><text:p text:style-name="Text_20_body"><draw:frame draw:style-name="fr1" draw:name="Rahmen10" text:anchor-type="char" svg:x="0cm" svg:width="0.529cm" draw:z-index="9"><draw:text-box fo:min-height="0.041cm"><text:p text:style-name="Text_20_body"/></draw:text-box></draw:frame></text:p></draw:text-box></draw:frame>CONTAINER ID IMAGE COMMAND CREATED STATUS PORTS NAMES </text:p>
      <text:p text:style-name="P5"><draw:frame draw:style-name="fr1" draw:name="Rahmen11" text:anchor-type="char" svg:x="-0.767cm" svg:width="0.767cm" draw:z-index="10"><draw:text-box fo:min-height="0.041cm"><text:p text:style-name="Text_20_body"><draw:frame draw:style-name="fr1" draw:name="Rahmen12" text:anchor-type="char" svg:x="0cm" svg:width="0.529cm" draw:z-index="11"><draw:text-box fo:min-height="0.041cm"><text:p text:style-name="Text_20_body"/></draw:text-box></draw:frame></text:p></draw:text-box></draw:frame>5db66654ba6a mysql "docker-entrypoint.s…" 13 minutes ago Up 13 minutes 33060/tcp, 0.0.0.0:6033-&gt;3306/tcp docker-mysql</text:p>
      <text:p text:style-name="P3">Now we can check by logging in to MySQL.</text:p>
      <text:p text:style-name="P6"><draw:frame draw:style-name="fr1" draw:name="Rahmen14" text:anchor-type="char" svg:x="-0.767cm" svg:width="0.767cm" draw:z-index="13"><draw:text-box fo:min-height="0.041cm"><text:p text:style-name="Text_20_body"><draw:frame draw:style-name="fr1" draw:name="Rahmen15" text:anchor-type="char" svg:x="0cm" svg:width="0.529cm" draw:z-index="14"><draw:text-box fo:min-height="0.041cm"><text:p text:style-name="Text_20_body"/></draw:text-box></draw:frame></text:p></draw:text-box></draw:frame><text:bookmark text:name="_tmp_pre_12"/><text:s/><text:span text:style-name="T13">docker exec </text:span><text:span text:style-name="T10">-it</text:span><text:span text:style-name="T13"> docker-mysql </text:span><text:span text:style-name="T15">bash</text:span><text:span text:style-name="T13">;</text:span></text:p>
      <text:p text:style-name="P4"><text:span text:style-name="T1">It will take us inside the docker-mysql container. Then we will log in to MySQL using </text:span><text:span text:style-name="Source_20_Text"><text:span text:style-name="T6">mysql -uroot -p</text:span></text:span><text:bookmark text:name="_tmp_pre_13"/><text:span text:style-name="T1">  using password root. Then, we will run the </text:span><text:span text:style-name="Source_20_Text"><text:span text:style-name="T6">show databases;</text:span></text:span><text:bookmark text:name="_tmp_pre_14"/><text:span text:style-name="T1"> command to see if the database setup is complete or not. </text:span></text:p>
      <text:p text:style-name="P3"><text:bookmark text:name="_tmp_pre_131"/><text:bookmark text:name="_tmp_pre_141"/>In my case, it returns the below result:</text:p>
      <text:p text:style-name="P5"><draw:frame draw:style-name="fr1" draw:name="Rahmen17" text:anchor-type="char" svg:x="-0.767cm" svg:width="0.767cm" draw:z-index="16"><draw:text-box fo:min-height="0.041cm"><text:p text:style-name="Text_20_body"><draw:frame draw:style-name="fr1" draw:name="Rahmen18" text:anchor-type="char" svg:x="0cm" svg:width="0.529cm" draw:z-index="17"><draw:text-box fo:min-height="0.041cm"><text:p text:style-name="Text_20_body"/></draw:text-box></draw:frame></text:p></draw:text-box></draw:frame>+--------------------+ | Database | +--------------------+ | book_manager | | information_schema | | mysql | | performance_schema | | sys | +--------------------+ 5 rows in set (0.00 sec)</text:p>
      <text:p text:style-name="P4"><text:span text:style-name="T1">So we can say that the book_manager database was created inside the docker container. We can externally use this database from our host machine by using port 6033. Now we have to import the database script to the Docker MySQL database. The SQL script is available </text:span><text:a xlink:type="simple" xlink:href="https://github.com/sanjoy-sust/book-manager/blob/master/sql/book_manager.sql" office:target-frame-name="_blank" xlink:show="new" text:style-name="Internet_20_link" text:visited-style-name="Visited_20_Internet_20_Link"><text:span text:style-name="T7">here</text:span></text:a><text:span text:style-name="T1">. Run the following command to import this script to docker-mysql. </text:span></text:p>
      <text:p text:style-name="P5"><draw:frame draw:style-name="fr1" draw:name="Rahmen20" text:anchor-type="char" svg:x="-0.767cm" svg:width="0.767cm" draw:z-index="19"><draw:text-box fo:min-height="0.041cm"><text:p text:style-name="Text_20_body"><draw:frame draw:style-name="fr1" draw:name="Rahmen21" text:anchor-type="char" svg:x="0cm" svg:width="0.529cm" draw:z-index="20"><draw:text-box fo:min-height="0.041cm"><text:p text:style-name="Text_20_body"/></draw:text-box></draw:frame></text:p></draw:text-box></draw:frame>docker exec <text:span text:style-name="T9">-i</text:span> docker-mysql mysql <text:span text:style-name="T9">-uroot</text:span> <text:span text:style-name="T9">-proot</text:span> book_manager &lt;book_manager.sql</text:p>
      <text:p text:style-name="P3"><text:soft-page-break/>Hopefully, the book_manager script executed successfully. You can confirm by executing the following command.</text:p>
      <text:p text:style-name="P5"><draw:frame draw:style-name="fr1" draw:name="Rahmen23" text:anchor-type="char" svg:x="-0.767cm" svg:width="0.767cm" draw:z-index="22"><draw:text-box fo:min-height="0.041cm"><text:p text:style-name="Text_20_body"><draw:frame draw:style-name="fr1" draw:name="Rahmen24" text:anchor-type="char" svg:x="0cm" svg:width="0.529cm" draw:z-index="23"><draw:text-box fo:min-height="0.041cm"><text:p text:style-name="Text_20_body"/></draw:text-box></draw:frame></text:p></draw:text-box></draw:frame><text:span text:style-name="T16">$ docker</text:span> exec <text:span text:style-name="T9">-it</text:span> docker-mysql <text:span text:style-name="T14">bash</text:span>; </text:p>
      <text:p text:style-name="P5"><draw:frame draw:style-name="fr1" draw:name="Rahmen25" text:anchor-type="char" svg:x="-0.767cm" svg:width="0.767cm" draw:z-index="24"><draw:text-box fo:min-height="0.041cm"><text:p text:style-name="Text_20_body"><draw:frame draw:style-name="fr1" draw:name="Rahmen26" text:anchor-type="char" svg:x="0cm" svg:width="0.529cm" draw:z-index="25"><draw:text-box fo:min-height="0.041cm"><text:p text:style-name="Text_20_body"/></draw:text-box></draw:frame></text:p></draw:text-box></draw:frame>root@5db66654ba6a:/<text:span text:style-name="T17"># mysql -uroot -p </text:span></text:p>
      <text:p text:style-name="P5"><draw:frame draw:style-name="fr1" draw:name="Rahmen27" text:anchor-type="char" svg:x="-0.767cm" svg:width="0.767cm" draw:z-index="26"><draw:text-box fo:min-height="0.041cm"><text:p text:style-name="Text_20_body"><draw:frame draw:style-name="fr1" draw:name="Rahmen28" text:anchor-type="char" svg:x="0cm" svg:width="0.529cm" draw:z-index="27"><draw:text-box fo:min-height="0.041cm"><text:p text:style-name="Text_20_body"/></draw:text-box></draw:frame></text:p></draw:text-box></draw:frame>Enter password: </text:p>
      <text:p text:style-name="P5"><draw:frame draw:style-name="fr1" draw:name="Rahmen29" text:anchor-type="char" svg:x="-0.767cm" svg:width="0.767cm" draw:z-index="28"><draw:text-box fo:min-height="0.041cm"><text:p text:style-name="Text_20_body"><draw:frame draw:style-name="fr1" draw:name="Rahmen30" text:anchor-type="char" svg:x="0cm" svg:width="0.529cm" draw:z-index="29"><draw:text-box fo:min-height="0.041cm"><text:p text:style-name="Text_20_body"/></draw:text-box></draw:frame></text:p></draw:text-box></draw:frame>mysql&gt; show databases; </text:p>
      <text:p text:style-name="P5"><draw:frame draw:style-name="fr1" draw:name="Rahmen31" text:anchor-type="char" svg:x="-0.767cm" svg:width="0.767cm" draw:z-index="30"><draw:text-box fo:min-height="0.041cm"><text:p text:style-name="Text_20_body"><draw:frame draw:style-name="fr1" draw:name="Rahmen32" text:anchor-type="char" svg:x="0cm" svg:width="0.529cm" draw:z-index="31"><draw:text-box fo:min-height="0.041cm"><text:p text:style-name="Text_20_body"/></draw:text-box></draw:frame></text:p></draw:text-box></draw:frame>+<text:span text:style-name="T9">--------------------</text:span>+ | Database | +<text:span text:style-name="T9">--------------------</text:span>+ | book_manager | | information_schema | | mysql | | performance_schema | | sys | +<text:span text:style-name="T9">--------------------</text:span>+ <text:span text:style-name="T11">5</text:span> rows <text:span text:style-name="T18">in</text:span> <text:span text:style-name="T18">set</text:span> (0.00 sec) mysql&gt; use book_manager Database changed </text:p>
      <text:p text:style-name="P5"><draw:frame draw:style-name="fr1" draw:name="Rahmen33" text:anchor-type="char" svg:x="-0.767cm" svg:width="0.767cm" draw:z-index="32"><draw:text-box fo:min-height="0.041cm"><text:p text:style-name="Text_20_body"><draw:frame draw:style-name="fr1" draw:name="Rahmen34" text:anchor-type="char" svg:x="0cm" svg:width="0.529cm" draw:z-index="33"><draw:text-box fo:min-height="0.041cm"><text:p text:style-name="Text_20_body"/></draw:text-box></draw:frame></text:p></draw:text-box></draw:frame>mysql&gt; show tables; </text:p>
      <text:p text:style-name="P5"><draw:frame draw:style-name="fr1" draw:name="Rahmen35" text:anchor-type="char" svg:x="-0.767cm" svg:width="0.767cm" draw:z-index="34"><draw:text-box fo:min-height="0.041cm"><text:p text:style-name="Text_20_body"><draw:frame draw:style-name="fr1" draw:name="Rahmen36" text:anchor-type="char" svg:x="0cm" svg:width="0.529cm" draw:z-index="35"><draw:text-box fo:min-height="0.041cm"><text:p text:style-name="Text_20_body"/></draw:text-box></draw:frame></text:p></draw:text-box></draw:frame>+<text:span text:style-name="T9">------------------------</text:span>+ | Tables_in_book_manager | +<text:span text:style-name="T9">------------------------</text:span>+ | author | | book | | book_author | | book_publisher | | book_tag | | bookshelf | | publisher | | tag | +<text:span text:style-name="T9">------------------------</text:span>+ <text:span text:style-name="T11">8</text:span> rows <text:span text:style-name="T18">in</text:span> <text:span text:style-name="T18">set</text:span> (0.01 sec) mysql&gt;</text:p>
      <text:h text:style-name="P8" text:outline-level="2"><text:span text:style-name="Strong_20_Emphasis"><text:span text:style-name="T4">Application Clone and Build Project</text:span></text:span></text:h>
      <text:p text:style-name="P4"><text:span text:style-name="T1">I have already pushed my code to my GitHub repository. Anyone can clone the codebase from </text:span><text:a xlink:type="simple" xlink:href="https://github.com/sanjoy-sust/book-manager" office:target-frame-name="_blank" xlink:show="new" text:style-name="Internet_20_link" text:visited-style-name="Visited_20_Internet_20_Link"><text:span text:style-name="T7">here</text:span></text:a><text:span text:style-name="T1">. I think your host machine has Gradle setup. So now we run the </text:span><text:span text:style-name="Strong_20_Emphasis"><text:span text:style-name="T2">gradle build </text:span></text:span><text:span text:style-name="T1">command</text:span><text:span text:style-name="Strong_20_Emphasis"><text:span text:style-name="T1"> </text:span></text:span><text:span text:style-name="T1">to build the project. So the executable jar file is created at the </text:span><text:span text:style-name="Strong_20_Emphasis"><text:span text:style-name="T2">build/jar</text:span></text:span><text:span text:style-name="T1"> directory of your cloned project.</text:span></text:p>
      <text:p text:style-name="P3">Now open the Dockerfile. We can see that the file contains the following commands:</text:p>
      <text:p text:style-name="P5"><draw:frame draw:style-name="fr1" draw:name="Rahmen38" text:anchor-type="char" svg:x="-0.767cm" svg:width="0.767cm" draw:z-index="37"><draw:text-box fo:min-height="0.041cm"><text:p text:style-name="Text_20_body"><draw:frame draw:style-name="fr1" draw:name="Rahmen39" text:anchor-type="char" svg:x="0cm" svg:width="0.529cm" draw:z-index="38"><draw:text-box fo:min-height="0.041cm"><text:p text:style-name="Text_20_body"/></draw:text-box></draw:frame></text:p></draw:text-box></draw:frame>FROM java:8</text:p>
      <text:p text:style-name="P5"><draw:frame draw:style-name="fr1" draw:name="Rahmen40" text:anchor-type="char" svg:x="-0.767cm" svg:width="0.767cm" draw:z-index="39"><draw:text-box fo:min-height="0.041cm"><text:p text:style-name="Text_20_body"><draw:frame draw:style-name="fr1" draw:name="Rahmen41" text:anchor-type="char" svg:x="0cm" svg:width="0.529cm" draw:z-index="40"><draw:text-box fo:min-height="0.041cm"><text:p text:style-name="Text_20_body"/></draw:text-box></draw:frame></text:p></draw:text-box></draw:frame>VOLUME /tmp </text:p>
      <text:p text:style-name="P5"><draw:frame draw:style-name="fr1" draw:name="Rahmen42" text:anchor-type="char" svg:x="-0.767cm" svg:width="0.767cm" draw:z-index="41"><draw:text-box fo:min-height="0.041cm"><text:p text:style-name="Text_20_body"><draw:frame draw:style-name="fr1" draw:name="Rahmen43" text:anchor-type="char" svg:x="0cm" svg:width="0.529cm" draw:z-index="42"><draw:text-box fo:min-height="0.041cm"><text:p text:style-name="Text_20_body"/></draw:text-box></draw:frame></text:p></draw:text-box></draw:frame>EXPOSE 10222 </text:p>
      <text:p text:style-name="P5"><draw:frame draw:style-name="fr1" draw:name="Rahmen44" text:anchor-type="char" svg:x="-0.767cm" svg:width="0.767cm" draw:z-index="43"><draw:text-box fo:min-height="0.041cm"><text:p text:style-name="Text_20_body"><draw:frame draw:style-name="fr1" draw:name="Rahmen45" text:anchor-type="char" svg:x="0cm" svg:width="0.529cm" draw:z-index="44"><draw:text-box fo:min-height="0.041cm"><text:p text:style-name="Text_20_body"/></draw:text-box></draw:frame></text:p></draw:text-box></draw:frame>ADD /build/libs/book-manager-1.0-SNAPSHOT.jar book-manager-1.0-SNAPSHOT.jar </text:p>
      <text:p text:style-name="P5"><draw:frame draw:style-name="fr1" draw:name="Rahmen46" text:anchor-type="char" svg:x="-0.767cm" svg:width="0.767cm" draw:z-index="45"><draw:text-box fo:min-height="0.041cm"><text:p text:style-name="Text_20_body"><draw:frame draw:style-name="fr1" draw:name="Rahmen47" text:anchor-type="char" svg:x="0cm" svg:width="0.529cm" draw:z-index="46"><draw:text-box fo:min-height="0.041cm"><text:p text:style-name="Text_20_body"/></draw:text-box></draw:frame></text:p></draw:text-box></draw:frame>ENTRYPOINT ["java","-jar","book-manager-1.0-SNAPSHOT.jar"]</text:p>
      <text:p text:style-name="P4"><text:span text:style-name="T1">This file contains sequential commands to execute in docker. It will create an image of java 8. and also it will copy jar file from host machine to docker image and then run command which is given at entrypoint arguments. Now we will build a docker image by using this </text:span><text:span text:style-name="Strong_20_Emphasis"><text:span text:style-name="T2">Dockerfile</text:span></text:span><text:span text:style-name="T1">. </text:span></text:p>
      <text:p text:style-name="P5"><draw:frame draw:style-name="fr1" draw:name="Rahmen49" text:anchor-type="char" svg:x="-0.767cm" svg:width="0.767cm" draw:z-index="48"><draw:text-box fo:min-height="0.041cm"><text:p text:style-name="Text_20_body"><draw:frame draw:style-name="fr1" draw:name="Rahmen50" text:anchor-type="char" svg:x="0cm" svg:width="0.529cm" draw:z-index="49"><draw:text-box fo:min-height="0.041cm"><text:p text:style-name="Text_20_body"/></draw:text-box></draw:frame></text:p></draw:text-box></draw:frame>docker build <text:span text:style-name="T9">-f</text:span> Dockerfile <text:span text:style-name="T9">-t</text:span> book_manager_app .</text:p>
      <text:p text:style-name="P4"><text:span text:style-name="T1">This command will create a Docker image named </text:span><text:span text:style-name="Strong_20_Emphasis"><text:span text:style-name="T2">book_manager_app</text:span></text:span><text:span text:style-name="T1"> to the Docker machine. Here, the </text:span><text:span text:style-name="Source_20_Text"><text:span text:style-name="T6">-f </text:span></text:span><text:bookmark text:name="_tmp_pre_15"/><text:span text:style-name="T1"> command indicates the Docker file name. Now we will run this image as a container.</text:span></text:p>
      <text:p text:style-name="P5"><draw:frame draw:style-name="fr1" draw:name="Rahmen52" text:anchor-type="char" svg:x="-0.767cm" svg:width="0.767cm" draw:z-index="51"><draw:text-box fo:min-height="0.041cm"><text:p text:style-name="Text_20_body"><draw:frame draw:style-name="fr1" draw:name="Rahmen53" text:anchor-type="char" svg:x="0cm" svg:width="0.529cm" draw:z-index="52"><draw:text-box fo:min-height="0.041cm"><text:p text:style-name="Text_20_body"/></draw:text-box></draw:frame></text:p></draw:text-box></draw:frame>docker run <text:span text:style-name="T9">-t</text:span> <text:span text:style-name="T9">--link</text:span> docker-mysql:mysql <text:span text:style-name="T9">-p</text:span> <text:span text:style-name="T11">10222</text:span>:10222 book_manager_app</text:p>
      <text:p text:style-name="P4"><text:soft-page-break/><text:span text:style-name="T1">The </text:span><text:span text:style-name="Source_20_Text"><text:span text:style-name="T6">--link</text:span></text:span><text:span text:style-name="T1"> command will allow the </text:span><text:span text:style-name="Strong_20_Emphasis"><text:span text:style-name="T2">book_manager_app</text:span></text:span><text:span text:style-name="T1"> container to use the port of MySQL container and </text:span><text:span text:style-name="Source_20_Text"><text:span text:style-name="T5">-t</text:span></text:span><text:span text:style-name="T1">  stands for</text:span><text:span text:style-name="Source_20_Text"><text:span text:style-name="T5">--tty</text:span></text:span><text:span text:style-name="T1">, which will allocate a pseudo-terminal.</text:span></text:p>
      <text:p text:style-name="P4"><text:span text:style-name="T1">After running this command, we will hit </text:span><text:a xlink:type="simple" xlink:href="http://localhost:10222/book" office:target-frame-name="_blank" xlink:show="new" text:style-name="Internet_20_link" text:visited-style-name="Visited_20_Internet_20_Link"><text:span text:style-name="T8">http://localhost:10222/book</text:span></text:a><text:span text:style-name="T1"> from our host machine browser, and it will return a list of books. </text:span></text:p>
      <text:p text:style-name="P3">That's all for introductory knowledge of Docker with a simple Spring Boot implementation and MySQL database.</text:p>
      <text:p text:style-name="P3">Happy coding!</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erif"/>
    <style:font-face style:name="Helvetica Neue" svg:font-family="'Helvetica Neue', Helvetica, Arial, sans-serif"/>
    <style:font-face style:name="Lohit Devanagari1" svg:font-family="'Lohit Devanagari'"/>
    <style:font-face style:name="Menlo" svg:font-family="Menlo, Monaco, Consolas, 'Courier New', monospace"/>
    <style:font-face style:name="Monaco" svg:font-family="Monaco, monospace"/>
    <style:font-face style:name="Open Sans" svg:font-family="'Open Sans',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3:40:53.460474627</meta:creation-date>
    <meta:editing-duration>PT43S</meta:editing-duration>
    <meta:editing-cycles>2</meta:editing-cycles>
    <meta:generator>LibreOffice/6.0.7.3$Linux_X86_64 LibreOffice_project/00m0$Build-3</meta:generator>
    <dc:date>2020-09-24T13:41:35.016806309</dc:date>
    <meta:document-statistic meta:table-count="0" meta:image-count="0" meta:object-count="0" meta:page-count="4" meta:paragraph-count="52" meta:word-count="815" meta:character-count="5340" meta:non-whitespace-character-count="4567"/>
  </office:meta>
</office:document-meta>
</file>